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ADA000012060000159F42DE08A4B204DFE9.svg" manifest:media-type="image/svg+xml"/>
  <manifest:file-entry manifest:full-path="Pictures/10004CB100001495000014864C6F45A0475820AE.svg" manifest:media-type="image/svg+xml"/>
  <manifest:file-entry manifest:full-path="Pictures/10000201000000AE000000AE8B98D5FFB5518911.png" manifest:media-type="image/png"/>
  <manifest:file-entry manifest:full-path="Pictures/10000F070003256E0004124A72B35879EDBF17FA.svg" manifest:media-type="image/svg+xml"/>
  <manifest:file-entry manifest:full-path="Pictures/1000020100000099000000B7E7207BF989746F32.png" manifest:media-type="image/png"/>
  <manifest:file-entry manifest:full-path="Pictures/100002010000026E00000324CC9EB97D7EE15F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4.55cm" fo:min-width="10.2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2.65cm" fo:min-width="3.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9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55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99cm"/>
    </style:style>
    <style:style style:name="gr12" style:family="graphic" style:parent-style-name="standard">
      <style:graphic-properties draw:stroke="dash" draw:stroke-dash="Ultrafine_20_Dashed" svg:stroke-color="#000000" draw:fill-color="#cccccc" draw:textarea-horizontal-align="justify" draw:textarea-vertical-align="middle" draw:auto-grow-height="false" fo:min-height="0.45cm" fo:min-width="5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fo:font-weight="bold" style:font-size-asian="18pt" style:font-weight-asian="bold" style:font-size-complex="18pt" style:font-weight-complex="600"/>
    </style:style>
    <style:style style:name="P4" style:family="paragraph">
      <loext:graphic-properties draw:fill="none" draw:fill-color="#ffffff"/>
      <style:text-properties fo:font-size="12pt" fo:font-style="italic" style:font-size-asian="18pt" style:font-style-asian="italic" style:font-size-complex="18pt" style:font-style-complex="italic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T1" style:family="text">
      <style:text-properties fo:font-size="14pt" fo:font-weight="bold" style:font-size-asian="18pt" style:font-weight-asian="bold" style:font-size-complex="18pt" style:font-weight-complex="600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8cm" svg:x="2.8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.9cm" svg:x="3.3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cm" svg:height="0.749cm" svg:x="6.6cm" svg:y="5.044cm">
          <draw:image xlink:href="Pictures/10004CB100001495000014864C6F45A0475820AE.svg" xlink:type="simple" xlink:show="embed" xlink:actuate="onLoad">
            <text:p/>
          </draw:image>
          <draw:image xlink:href="Pictures/10000201000000AE000000AE8B98D5FFB5518911.png" xlink:type="simple" xlink:show="embed" xlink:actuate="onLoad"/>
        </draw:frame>
        <draw:frame draw:style-name="gr4" draw:text-style-name="P3" draw:layer="layout" svg:width="2.923cm" svg:height="0.806cm" svg:x="3.7cm" svg:y="5.8cm">
          <draw:text-box>
            <text:p><text:span text:style-name="T1">Instance </text:span><text:span text:style-name="T1">1</text:span></text:p>
          </draw:text-box>
        </draw:frame>
        <draw:frame draw:style-name="gr5" draw:text-style-name="P4" draw:layer="layout" svg:width="2.809cm" svg:height="0.725cm" svg:x="3.5cm" svg:y="5.1cm">
          <draw:text-box>
            <text:p><text:span text:style-name="T2">Rails Server</text:span></text:p>
          </draw:text-box>
        </draw:frame>
        <draw:custom-shape draw:style-name="gr6" draw:text-style-name="P5" draw:layer="layout" svg:width="3.9cm" svg:height="1.8cm" svg:x="3.4cm" svg:y="3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09cm" svg:height="1.822cm" svg:x="3.5cm" svg:y="3.278cm">
          <draw:image xlink:href="Pictures/10000F070003256E0004124A72B35879EDBF17FA.svg" xlink:type="simple" xlink:show="embed" xlink:actuate="onLoad">
            <text:p/>
          </draw:image>
          <draw:image xlink:href="Pictures/100002010000026E00000324CC9EB97D7EE15F0E.png" xlink:type="simple" xlink:show="embed" xlink:actuate="onLoad"/>
        </draw:frame>
        <draw:frame draw:style-name="gr7" draw:text-style-name="P6" draw:layer="layout" svg:width="2.42cm" svg:height="1.199cm" svg:x="5cm" svg:y="3.3cm">
          <draw:text-box>
            <text:p><text:span text:style-name="T3">A</text:span><text:span text:style-name="T3">p</text:span><text:span text:style-name="T3">p </text:span><text:span text:style-name="T3">c</text:span><text:span text:style-name="T3">o</text:span><text:span text:style-name="T3">d</text:span><text:span text:style-name="T3">e </text:span></text:p>
            <text:p><text:span text:style-name="T3">..</text:span><text:span text:style-name="T3">.</text:span></text:p>
          </draw:text-box>
        </draw:frame>
        <draw:custom-shape draw:style-name="gr2" draw:text-style-name="P1" draw:layer="layout" svg:width="4.1cm" svg:height="2.9cm" svg:x="9.1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cm" svg:height="0.749cm" svg:x="12.4cm" svg:y="5.044cm">
          <draw:image xlink:href="Pictures/10004CB100001495000014864C6F45A0475820AE.svg" xlink:type="simple" xlink:show="embed" xlink:actuate="onLoad">
            <text:p/>
          </draw:image>
          <draw:image xlink:href="Pictures/10000201000000AE000000AE8B98D5FFB5518911.png" xlink:type="simple" xlink:show="embed" xlink:actuate="onLoad"/>
        </draw:frame>
        <draw:frame draw:style-name="gr8" draw:text-style-name="P3" draw:layer="layout" svg:width="3.008cm" svg:height="0.806cm" svg:x="9.5cm" svg:y="5.8cm">
          <draw:text-box>
            <text:p><text:span text:style-name="T1">Instance </text:span><text:span text:style-name="T1">N</text:span></text:p>
          </draw:text-box>
        </draw:frame>
        <draw:frame draw:style-name="gr5" draw:text-style-name="P4" draw:layer="layout" svg:width="2.809cm" svg:height="0.725cm" svg:x="9.3cm" svg:y="5.1cm">
          <draw:text-box>
            <text:p><text:span text:style-name="T2">Rails Server</text:span></text:p>
          </draw:text-box>
        </draw:frame>
        <draw:custom-shape draw:style-name="gr6" draw:text-style-name="P5" draw:layer="layout" svg:width="3.9cm" svg:height="1.8cm" svg:x="9.2cm" svg:y="3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09cm" svg:height="1.822cm" svg:x="9.3cm" svg:y="3.278cm">
          <draw:image xlink:href="Pictures/10000F070003256E0004124A72B35879EDBF17FA.svg" xlink:type="simple" xlink:show="embed" xlink:actuate="onLoad">
            <text:p/>
          </draw:image>
          <draw:image xlink:href="Pictures/100002010000026E00000324CC9EB97D7EE15F0E.png" xlink:type="simple" xlink:show="embed" xlink:actuate="onLoad"/>
        </draw:frame>
        <draw:frame draw:style-name="gr7" draw:text-style-name="P6" draw:layer="layout" svg:width="2.42cm" svg:height="1.199cm" svg:x="10.8cm" svg:y="3.3cm">
          <draw:text-box>
            <text:p><text:span text:style-name="T3">App </text:span><text:span text:style-name="T3">code </text:span></text:p>
            <text:p><text:span text:style-name="T3">...</text:span></text:p>
          </draw:text-box>
        </draw:frame>
        <draw:frame draw:style-name="gr9" draw:text-style-name="P7" draw:layer="layout" svg:width="1.035cm" svg:height="0.962cm" svg:x="7.7cm" svg:y="4.9cm">
          <draw:text-box>
            <text:p>...</text:p>
          </draw:text-box>
        </draw:frame>
        <draw:frame draw:style-name="gr10" draw:text-style-name="P7" draw:layer="layout" svg:width="0.502cm" svg:height="1.187cm" svg:x="-0.4cm" svg:y="-0.5cm">
          <draw:text-box>
            <text:p/>
          </draw:text-box>
        </draw:frame>
        <draw:frame draw:style-name="gr11" draw:text-style-name="P3" draw:layer="layout" svg:width="3.199cm" svg:height="0.806cm" svg:x="6.401cm" svg:y="1.7cm">
          <draw:text-box>
            <text:p><text:span text:style-name="T1">App</text:span><text:span text:style-name="T1">licat</text:span><text:span text:style-name="T1">ion</text:span></text:p>
          </draw:text-box>
        </draw:frame>
        <draw:custom-shape draw:style-name="gr12" draw:text-style-name="P5" xml:id="id2" draw:id="id2" draw:layer="layout" svg:width="6cm" svg:height="0.7cm" svg:x="5cm" svg:y="6.8cm">
          <text:p text:style-name="P8">VCAP_SERVICES </text:p>
          <draw:enhanced-geometry svg:viewBox="0 0 21600 21600" draw:type="rectangle" draw:enhanced-path="M 0 0 L 21600 0 21600 21600 0 21600 0 0 Z N"/>
        </draw:custom-shape>
        <draw:frame draw:style-name="gr3" draw:text-style-name="P2" xml:id="id1" draw:id="id1" draw:layer="layout" svg:width="1.2cm" svg:height="1.44cm" svg:x="5.5cm" svg:y="9.26cm">
          <draw:image xlink:href="Pictures/10002ADA000012060000159F42DE08A4B204DFE9.svg" xlink:type="simple" xlink:show="embed" xlink:actuate="onLoad">
            <text:p/>
          </draw:image>
          <draw:image xlink:href="Pictures/1000020100000099000000B7E7207BF989746F32.png" xlink:type="simple" xlink:show="embed" xlink:actuate="onLoad"/>
        </draw:frame>
        <draw:frame draw:style-name="gr13" draw:text-style-name="P7" draw:layer="layout" svg:width="2.263cm" svg:height="0.962cm" svg:x="5.1cm" svg:y="10.5cm">
          <draw:text-box>
            <text:p>MySql</text:p>
          </draw:text-box>
        </draw:frame>
        <draw:frame draw:style-name="gr3" draw:text-style-name="P2" xml:id="id3" draw:id="id3" draw:layer="layout" svg:width="1.2cm" svg:height="1.44cm" svg:x="9.001cm" svg:y="9.26cm">
          <draw:image xlink:href="Pictures/10002ADA000012060000159F42DE08A4B204DFE9.svg" xlink:type="simple" xlink:show="embed" xlink:actuate="onLoad">
            <text:p/>
          </draw:image>
          <draw:image xlink:href="Pictures/1000020100000099000000B7E7207BF989746F32.png" xlink:type="simple" xlink:show="embed" xlink:actuate="onLoad"/>
        </draw:frame>
        <draw:frame draw:style-name="gr13" draw:text-style-name="P7" draw:layer="layout" svg:width="3.495cm" svg:height="0.962cm" svg:x="7.801cm" svg:y="10.5cm">
          <draw:text-box>
            <text:p>Mongo DB</text:p>
          </draw:text-box>
        </draw:frame>
        <draw:connector draw:style-name="gr14" draw:text-style-name="P2" draw:layer="layout" draw:type="curve" svg:x1="6.1cm" svg:y1="9.26cm" svg:x2="8cm" svg:y2="7.5cm" draw:start-shape="id1" draw:start-glue-point="0" draw:end-shape="id2" svg:d="M6100 9260c0-1318 1900-439 1900-1760" svg:viewBox="0 0 1901 1761">
          <text:p/>
        </draw:connector>
        <draw:connector draw:style-name="gr14" draw:text-style-name="P2" draw:layer="layout" draw:type="curve" svg:x1="9.601cm" svg:y1="9.26cm" svg:x2="8cm" svg:y2="7.5cm" draw:start-shape="id3" draw:start-glue-point="0" draw:end-shape="id2" draw:end-glue-point="2" svg:d="M9601 9260c0-1318-1601-439-1601-1760" svg:viewBox="0 0 1602 17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1:39:07.284570327</meta:creation-date>
    <dc:date>2017-01-29T19:26:33.561215245</dc:date>
    <meta:editing-duration>PT3H36S</meta:editing-duration>
    <meta:editing-cycles>28</meta:editing-cycles>
    <meta:generator>LibreOffice/5.2.4.2$Linux_X86_64 LibreOffice_project/20m0$Build-2</meta:generator>
    <meta:document-statistic meta:object-count="25"/>
  </office:meta>
</office:document-meta>
</file>